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ystem-ui1" svg:font-family="system-ui, 'Helvetica Neue', sans-serif"/>
    <style:font-face style:name="system-ui" svg:font-family="system-ui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25"/>
    <style:style style:name="T1" style:family="text">
      <style:text-properties fo:font-variant="normal" fo:text-transform="none" fo:color="#0000cc" style:font-name="system-ui1" fo:font-size="10.5pt" fo:letter-spacing="normal" fo:font-style="normal" style:text-underline-style="solid" style:text-underline-width="auto" style:text-underline-color="font-color" fo:font-weight="normal"/>
    </style:style>
    <style:style style:name="T2" style:family="text">
      <style:text-properties fo:font-variant="normal" fo:text-transform="none" fo:color="#cc0000" style:font-name="system-ui1" fo:font-size="10.5pt" fo:letter-spacing="normal" fo:font-style="normal" style:text-underline-style="solid" style:text-underline-width="auto" style:text-underline-color="font-color" fo:font-weight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TML5 Course</text:p>
      <text:list xml:id="list3460610558732928315" text:style-name="L25">
        <text:list-item>
          <text:p text:style-name="P1">HTML5 New Elements</text:p>
        </text:list-item>
        <text:list-item>
          <text:p text:style-name="P1">What is HTML5</text:p>
          <text:list>
            <text:list-item>
              <text:p text:style-name="P1">1989<text:tab/>HTML </text:p>
            </text:list-item>
            <text:list-item>
              <text:p text:style-name="P1">1995<text:tab/>HTML 2</text:p>
            </text:list-item>
            <text:list-item>
              <text:p text:style-name="P1">1995<text:tab/>CSS </text:p>
            </text:list-item>
            <text:list-item>
              <text:p text:style-name="P1">1995<text:tab/>JAVASCRIPT </text:p>
            </text:list-item>
            <text:list-item>
              <text:p text:style-name="P1">1997<text:tab/>HTML 4 </text:p>
            </text:list-item>
            <text:list-item>
              <text:p text:style-name="P1">1998<text:tab/>CSS 2 </text:p>
            </text:list-item>
            <text:list-item>
              <text:p text:style-name="P1">2000<text:tab/>XHTML 1 </text:p>
            </text:list-item>
            <text:list-item>
              <text:p text:style-name="P1">2001<text:tab/>XHTML 1.1 </text:p>
            </text:list-item>
            <text:list-item>
              <text:p text:style-name="P1">2009<text:tab/>HTML5 </text:p>
            </text:list-item>
            <text:list-item>
              <text:p text:style-name="P1">2015<text:tab/>HTML5.1 </text:p>
            </text:list-item>
            <text:list-item>
              <text:p text:style-name="P1">2017<text:tab/>HTML5.2 </text:p>
            </text:list-item>
            <text:list-item>
              <text:p text:style-name="P1">2021<text:tab/>HTML5.3</text:p>
            </text:list-item>
          </text:list>
        </text:list-item>
        <text:list-item>
          <text:p text:style-name="P1">HTML4 VS HTML5</text:p>
        </text:list-item>
        <text:list-item>
          <text:p text:style-name="P1">XHTML VS HTML5</text:p>
        </text:list-item>
        <text:list-item>
          <text:p text:style-name="P1">HTML5 New Tags</text:p>
          <text:list>
            <text:list-item>
              <text:p text:style-name="P1">Article</text:p>
            </text:list-item>
            <text:list-item>
              <text:p text:style-name="P1">Section</text:p>
            </text:list-item>
            <text:list-item>
              <text:p text:style-name="P1">Main</text:p>
            </text:list-item>
            <text:list-item>
              <text:p text:style-name="P1">Aside</text:p>
            </text:list-item>
            <text:list-item>
              <text:p text:style-name="P1">Details</text:p>
            </text:list-item>
            <text:list-item>
              <text:p text:style-name="P1">Time</text:p>
            </text:list-item>
            <text:list-item>
              <text:p text:style-name="P1">BDI</text:p>
            </text:list-item>
            <text:list-item>
              <text:p text:style-name="P1">Figure</text:p>
            </text:list-item>
            <text:list-item>
              <text:p text:style-name="P1">Picture</text:p>
            </text:list-item>
            <text:list-item>
              <text:p text:style-name="P1">Footer</text:p>
            </text:list-item>
            <text:list-item>
              <text:p text:style-name="P1">Header</text:p>
            </text:list-item>
            <text:list-item>
              <text:p text:style-name="P1">Mark</text:p>
            </text:list-item>
            <text:list-item>
              <text:p text:style-name="P1">Meter</text:p>
            </text:list-item>
            <text:list-item>
              <text:p text:style-name="P1">Nav</text:p>
            </text:list-item>
            <text:list-item>
              <text:p text:style-name="P1">Progress</text:p>
            </text:list-item>
            <text:list-item>
              <text:p text:style-name="P1">HTML5 Canvas</text:p>
            </text:list-item>
            <text:list-item>
              <text:p text:style-name="P1">HTML5 SVG</text:p>
            </text:list-item>
            <text:list-item>
              <text:p text:style-name="P1">Wbr</text:p>
            </text:list-item>
          </text:list>
        </text:list-item>
        <text:list-item>
          <text:p text:style-name="P1">HTML5 Semantic Elements</text:p>
        </text:list-item>
        <text:list-item>
          <text:p text:style-name="P1">HTML5 New Attributes</text:p>
          <text:list>
            <text:list-item>
              <text:p text:style-name="P1">Async</text:p>
            </text:list-item>
            <text:list-item>
              <text:p text:style-name="P1">contenteditable</text:p>
            </text:list-item>
            <text:list-item>
              <text:p text:style-name="P1">data</text:p>
            </text:list-item>
            <text:list-item>
              <text:p text:style-name="P1">datetime</text:p>
            </text:list-item>
            <text:list-item>
              <text:p text:style-name="P1">download</text:p>
            </text:list-item>
            <text:list-item>
              <text:p text:style-name="P1">draggable</text:p>
            </text:list-item>
            <text:list-item>
              <text:p text:style-name="P1">hidden</text:p>
            </text:list-item>
            <text:list-item>
              <text:p text:style-name="P1">list</text:p>
            </text:list-item>
            <text:list-item>
              <text:p text:style-name="P1">max</text:p>
            </text:list-item>
            <text:list-item>
              <text:p text:style-name="P1">min</text:p>
            </text:list-item>
            <text:list-item>
              <text:p text:style-name="P1">minlength</text:p>
            </text:list-item>
            <text:list-item>
              <text:p text:style-name="P1"><text:soft-page-break/>open</text:p>
            </text:list-item>
            <text:list-item>
              <text:p text:style-name="P1">role</text:p>
            </text:list-item>
          </text:list>
        </text:list-item>
        <text:list-item>
          <text:p text:style-name="P1">HTML5 Compatibility on old browsers.</text:p>
        </text:list-item>
        <text:list-item>
          <text:p text:style-name="P1">HTML5shim</text:p>
        </text:list-item>
        <text:list-item>
          <text:p text:style-name="P1">HTML5 Audio</text:p>
        </text:list-item>
        <text:list-item>
          <text:p text:style-name="P1">HTML5 Video</text:p>
        </text:list-item>
        <text:list-item>
          <text:p text:style-name="P1">Custom Controls for Audio and Video</text:p>
        </text:list-item>
        <text:list-item>
          <text:p text:style-name="P1">HTML5 Form</text:p>
        </text:list-item>
        <text:list-item>
          <text:p text:style-name="P1">HTML5 New Inputs</text:p>
        </text:list-item>
        <text:list-item>
          <text:p text:style-name="P1">HTML5 New Attributes</text:p>
        </text:list-item>
        <text:list-item>
          <text:p text:style-name="P1">HTML5 New Elements</text:p>
        </text:list-item>
        <text:list-item>
          <text:p text:style-name="P1">HTML5 Form Validaton</text:p>
        </text:list-item>
        <text:list-item>
          <text:p text:style-name="P1">HTML5 SVG</text:p>
        </text:list-item>
        <text:list-item>
          <text:p text:style-name="P1">SVG Tag</text:p>
        </text:list-item>
        <text:list-item>
          <text:p text:style-name="P1">SVG Line</text:p>
        </text:list-item>
        <text:list-item>
          <text:p text:style-name="P1">SVG Rect</text:p>
        </text:list-item>
        <text:list-item>
          <text:p text:style-name="P1">SVG Circle</text:p>
        </text:list-item>
        <text:list-item>
          <text:p text:style-name="P1">SVG g</text:p>
        </text:list-item>
        <text:list-item>
          <text:p text:style-name="P1">SVG Shapes</text:p>
        </text:list-item>
        <text:list-item>
          <text:p text:style-name="P1">SVG Animation</text:p>
        </text:list-item>
        <text:list-item>
          <text:p text:style-name="P1">SVG Images</text:p>
        </text:list-item>
        <text:list-item>
          <text:p text:style-name="P1">HTML5 Canvas</text:p>
        </text:list-item>
        <text:list-item>
          <text:p text:style-name="P1">Canvas Tag</text:p>
        </text:list-item>
        <text:list-item>
          <text:p text:style-name="P1">Canvas JavaScript</text:p>
        </text:list-item>
        <text:list-item>
          <text:p text:style-name="P1">Canvas Shapes</text:p>
        </text:list-item>
        <text:list-item>
          <text:p text:style-name="P1">Canvas Gradients</text:p>
        </text:list-item>
        <text:list-item>
          <text:p text:style-name="P1">Canvas Animations</text:p>
        </text:list-item>
        <text:list-item>
          <text:p text:style-name="P1">Canvas based Graphs, pie charts, donut chart, line chart etc.</text:p>
        </text:list-item>
        <text:list-item>
          <text:p text:style-name="P1">HTML5 Geolocation</text:p>
        </text:list-item>
        <text:list-item>
          <text:p text:style-name="P1">Detect User Location using Geolocation</text:p>
        </text:list-item>
        <text:list-item>
          <text:p text:style-name="P1">Google Map Direction API</text:p>
        </text:list-item>
        <text:list-item>
          <text:p text:style-name="P1">HTML5 Web Storage</text:p>
        </text:list-item>
        <text:list-item>
          <text:p text:style-name="P1">Cookies Vs Local Storage</text:p>
        </text:list-item>
        <text:list-item>
          <text:p text:style-name="P1">Local Storage</text:p>
        </text:list-item>
        <text:list-item>
          <text:p text:style-name="P1">Session Storage</text:p>
        </text:list-item>
        <text:list-item>
          <text:p text:style-name="P1">HTML5 on Old Browsers</text:p>
        </text:list-item>
        <text:list-item>
          <text:p text:style-name="P1">HTML5shim</text:p>
        </text:list-item>
        <text:list-item>
          <text:p text:style-name="P1">Modernizer</text:p>
        </text:list-item>
        <text:list-item>
          <text:p text:style-name="P1">CSS3</text:p>
        </text:list-item>
        <text:list-item>
          <text:p text:style-name="P1">What is CSS3</text:p>
        </text:list-item>
        <text:list-item>
          <text:p text:style-name="P1">CSS3 Selectors</text:p>
        </text:list-item>
        <text:list-item>
          <text:p text:style-name="P1">CSS3 Border Radius</text:p>
        </text:list-item>
        <text:list-item>
          <text:p text:style-name="P1">CSS3 Box Shadow</text:p>
        </text:list-item>
        <text:list-item>
          <text:p text:style-name="P1">CSS3 Text Shadow</text:p>
        </text:list-item>
        <text:list-item>
          <text:p text:style-name="P1">CSS3 Box Sizing</text:p>
        </text:list-item>
        <text:list-item>
          <text:p text:style-name="P1">CSS3 Opacity</text:p>
        </text:list-item>
        <text:list-item>
          <text:p text:style-name="P1">CSS3 Backgrounds</text:p>
        </text:list-item>
        <text:list-item>
          <text:p text:style-name="P1">CSS3 Gradients</text:p>
        </text:list-item>
        <text:list-item>
          <text:p text:style-name="P1">CSS3 Transitions</text:p>
        </text:list-item>
        <text:list-item>
          <text:p text:style-name="P1"><text:soft-page-break/>CSS3 Transformations</text:p>
        </text:list-item>
        <text:list-item>
          <text:p text:style-name="P1">CSS3 Animation</text:p>
        </text:list-item>
        <text:list-item>
          <text:p text:style-name="P1">CSS3 Filters</text:p>
        </text:list-item>
        <text:list-item>
          <text:p text:style-name="P1">Multi Column Layout</text:p>
        </text:list-item>
        <text:list-item>
          <text:p text:style-name="P1">Flex Box</text:p>
        </text:list-item>
        <text:list-item>
          <text:p text:style-name="P1">Responsive Web Design</text:p>
        </text:list-item>
        <text:list-item>
          <text:p text:style-name="P1">Responsive Layouts</text:p>
        </text:list-item>
        <text:list-item>
          <text:p text:style-name="P1">Viewport</text:p>
        </text:list-item>
        <text:list-item>
          <text:p text:style-name="P1">CSS3 Media Queries</text:p>
        </text:list-item>
        <text:list-item>
          <text:p text:style-name="P1">Large Desktop</text:p>
        </text:list-item>
        <text:list-item>
          <text:p text:style-name="P1">Medium Desktop</text:p>
        </text:list-item>
        <text:list-item>
          <text:p text:style-name="P1">Tabs and Ipads</text:p>
        </text:list-item>
        <text:list-item>
          <text:p text:style-name="P1">Smartphones</text:p>
        </text:list-item>
        <text:list-item>
          <text:p text:style-name="P1">How to build Responsive Layouts</text:p>
        </text:list-item>
        <text:list-item>
          <text:p text:style-name="P1">12 Grid based Responsive Layout</text:p>
        </text:list-item>
        <text:list-item>
          <text:p text:style-name="P1">UI Testing</text:p>
        </text:list-item>
        <text:list-item>
          <text:p text:style-name="P1">Cross Browser Testing</text:p>
        </text:list-item>
        <text:list-item>
          <text:p text:style-name="P1">Test Website on Old IE Browsers</text:p>
        </text:list-item>
        <text:list-item>
          <text:p text:style-name="P1">Android and Iphone Testing</text:p>
        </text:list-item>
        <text:list-item>
          <text:p text:style-name="P1">Ipad Testing</text:p>
        </text:list-item>
        <text:list-item>
          <text:p text:style-name="P1">Android Inspect using Chrome</text:p>
        </text:list-item>
        <text:list-item>
          <text:p text:style-name="P1">IOS Inspect using Safari</text:p>
        </text:list-item>
        <text:list-item>
          <text:p text:style-name="P1">Page Speed Test</text:p>
        </text:list-item>
        <text:list-item>
          <text:p text:style-name="P1">User Experience Testing</text:p>
        </text:list-item>
        <text:list-item>
          <text:p text:style-name="P1">Bootstrap</text:p>
        </text:list-item>
        <text:list-item>
          <text:p text:style-name="P1">Bootstrap or Twitter Bootstrap is open source mobile first framework for Responsive Website Development.</text:p>
        </text:list-item>
        <text:list-item>
          <text:p text:style-name="P1">Bootstrap Framework</text:p>
        </text:list-item>
        <text:list-item>
          <text:p text:style-name="P1">Bootstrap Vs Other Frameworks</text:p>
        </text:list-item>
        <text:list-item>
          <text:p text:style-name="P1">Bootstrap Versions</text:p>
        </text:list-item>
        <text:list-item>
          <text:p text:style-name="P1">Bootstrap 3 Vs 4</text:p>
        </text:list-item>
        <text:list-item>
          <text:p text:style-name="P1">Bootstrap Installation</text:p>
        </text:list-item>
        <text:list-item>
          <text:p text:style-name="P1">Bootstrap CSS</text:p>
        </text:list-item>
        <text:list-item>
          <text:p text:style-name="P1">Bootstrap Components</text:p>
        </text:list-item>
        <text:list-item>
          <text:p text:style-name="P1">Bootstrap JavaScript</text:p>
        </text:list-item>
        <text:list-item>
          <text:p text:style-name="P1">Bootstrap Customization</text:p>
        </text:list-item>
        <text:list-item>
          <text:p text:style-name="P1">Bootstrap based Project</text:p>
        </text:list-item>
        <text:list-item>
          <text:p text:style-name="P1">PSD to Bootstrap</text:p>
        </text:list-item>
        <text:list-item>
          <text:p text:style-name="P1">PSD to HTML5</text:p>
        </text:list-item>
        <text:list-item>
          <text:p text:style-name="P1">Convert PSD to HTML5</text:p>
        </text:list-item>
        <text:list-item>
          <text:p text:style-name="P1">Convert PSD to Bootstrap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ystem-ui1" svg:font-family="system-ui, 'Helvetica Neue', sans-serif"/>
    <style:font-face style:name="system-ui" svg:font-family="system-ui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ph Malone</meta:initial-creator>
    <meta:creation-date>2025-08-13T15:02:12.42</meta:creation-date>
    <dc:date>2025-08-13T16:20:56.60</dc:date>
    <dc:creator>Joseph Malone</dc:creator>
    <meta:editing-duration>PT16M26S</meta:editing-duration>
    <meta:editing-cycles>7</meta:editing-cycles>
    <meta:generator>OpenOffice/4.1.15$Win32 OpenOffice.org_project/4115m2$Build-9813</meta:generator>
    <meta:document-statistic meta:table-count="0" meta:image-count="0" meta:object-count="0" meta:page-count="3" meta:paragraph-count="138" meta:word-count="457" meta:character-count="2193"/>
  </office:meta>
</office:document-meta>
</file>